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1.528cm" fo:min-width="2.421cm"/>
    </style:style>
    <style:style style:name="gr2" style:family="graphic" style:parent-style-name="standard">
      <style:graphic-properties draw:fill-color="#66ff99" draw:textarea-horizontal-align="justify" draw:textarea-vertical-align="middle" draw:auto-grow-height="false" fo:min-height="1.02cm" fo:min-width="2.4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2.421cm"/>
    </style:style>
    <style:style style:name="gr5" style:family="graphic" style:parent-style-name="standard">
      <style:graphic-properties draw:stroke="none" svg:stroke-color="#000000" draw:fill="none" draw:fill-color="#66ff99" draw:textarea-horizontal-align="left" draw:auto-grow-height="true" draw:auto-grow-width="true" fo:min-height="0.712cm" fo:min-width="24.522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66ff99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66ff99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ff9900" fo:font-size="18pt" style:font-size-asian="18pt" style:font-size-complex="18pt"/>
    </style:style>
    <style:style style:name="T3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1.778cm" svg:x="8.747cm" svg:y="7.223cm">
          <text:p text:style-name="P1"><text:span text:style-name="T1">Reconstructed</text:span></text:p>
          <text:p text:style-name="P1"><text:span text:style-name="T1">LUMINARY 69/2</text:span></text:p>
          <text:p text:style-name="P1"><text:span text:style-name="T1">(Apollo 10 LM</text:span></text:p>
          <text:p text:style-name="P1"><text:span text:style-name="T1">fin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21cm" svg:height="1.27cm" svg:x="2.778cm" svg:y="5.572cm">
          <text:p text:style-name="P1"><text:span text:style-name="T1">LUMINARY 69</text:span></text:p>
          <text:p text:style-name="P1"><text:span text:style-name="T1">(Apollo 10 LM</text:span></text:p>
          <text:p text:style-name="P1"><text:span text:style-name="T1">initi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921cm" svg:height="1.27cm" svg:x="2.778cm" svg:y="7.477cm">
          <text:p text:style-name="P1"><text:span text:style-name="T1">LUMINARY 99/1</text:span></text:p>
          <text:p text:style-name="P1"><text:span text:style-name="T1">(Apollo 11 LM</text:span></text:p>
          <text:p text:style-name="P1"><text:span text:style-name="T1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.699cm" svg:y1="6.207cm" svg:x2="10.207cm" svg:y2="7.223cm" draw:start-shape="id1" draw:start-glue-point="1" draw:end-shape="id2" draw:end-glue-point="0" svg:d="M5699 6207c3006 0 4508 338 4508 1016" svg:viewBox="0 0 4509 1017">
          <text:p/>
        </draw:connector>
        <draw:connector draw:style-name="gr3" draw:text-style-name="P4" draw:layer="layout" draw:type="curve" svg:x1="5.699cm" svg:y1="8.112cm" svg:x2="8.747cm" svg:y2="8.112cm" draw:start-shape="id3" draw:start-glue-point="1" draw:end-shape="id2" draw:end-glue-point="3" svg:d="M5699 8112h3048" svg:viewBox="0 0 3049 1">
          <text:p/>
        </draw:connector>
        <draw:custom-shape draw:style-name="gr4" draw:text-style-name="P5" xml:id="id4" draw:id="id4" draw:layer="layout" svg:width="2.921cm" svg:height="1.778cm" svg:x="8.747cm" svg:y="10.906cm">
          <text:p text:style-name="P1"><text:span text:style-name="T1">Reconstructed</text:span></text:p>
          <text:p text:style-name="P1"><text:span text:style-name="T1">COMANCHE 51</text:span></text:p>
          <text:p text:style-name="P1"><text:span text:style-name="T1">(Apollo 11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921cm" svg:height="1.27cm" svg:x="2.778cm" svg:y="11.16cm">
          <text:p text:style-name="P1"><text:span text:style-name="T1">COMANCHE 55</text:span></text:p>
          <text:p text:style-name="P1"><text:span text:style-name="T1">(Apollo 11 CM</text:span></text:p>
          <text:p text:style-name="P1"><text:span text:style-name="T1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1.668cm" svg:y1="8.112cm" svg:x2="10.207cm" svg:y2="10.906cm" draw:start-shape="id2" draw:start-glue-point="1" draw:end-shape="id4" draw:end-glue-point="0" svg:d="M11668 8112c750 0 626 921 73 1263s-1534 103-1534 1531" svg:viewBox="0 0 1987 2795">
          <text:p/>
        </draw:connector>
        <draw:connector draw:style-name="gr3" draw:text-style-name="P4" draw:layer="layout" draw:type="curve" svg:x1="5.699cm" svg:y1="11.795cm" svg:x2="8.747cm" svg:y2="11.795cm" draw:start-shape="id5" draw:start-glue-point="1" draw:end-shape="id4" draw:end-glue-point="3" svg:d="M5699 11795h3048" svg:viewBox="0 0 3049 1">
          <text:p/>
        </draw:connector>
        <draw:custom-shape draw:style-name="gr2" draw:text-style-name="P3" xml:id="id6" draw:id="id6" draw:layer="layout" svg:width="2.921cm" svg:height="1.27cm" svg:x="2.778cm" svg:y="16.494cm">
          <text:p text:style-name="P1"><text:span text:style-name="T1">COLOSSUS 249</text:span></text:p>
          <text:p text:style-name="P1"><text:span text:style-name="T1">(Apollo 9 CM</text:span></text:p>
          <text:p text:style-name="P1"><text:span text:style-name="T1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.699cm" svg:y1="17.129cm" svg:x2="10.207cm" svg:y2="12.684cm" draw:start-shape="id6" draw:start-glue-point="1" draw:end-shape="id4" draw:end-glue-point="2" svg:d="M5699 17129c3006 0 4508-1481 4508-4445" svg:viewBox="0 0 4509 4446">
          <text:p/>
        </draw:connector>
        <draw:custom-shape draw:style-name="gr4" draw:text-style-name="P5" xml:id="id7" draw:id="id7" draw:layer="layout" svg:width="2.921cm" svg:height="1.778cm" svg:x="11.668cm" svg:y="16.24cm">
          <text:p text:style-name="P1"><text:span text:style-name="T1">Reconstructed</text:span></text:p>
          <text:p text:style-name="P1"><text:span text:style-name="T1">COMANCHE 44</text:span></text:p>
          <text:p text:style-name="P1"><text:span text:style-name="T1">(Apollo 10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5.699cm" svg:y1="17.129cm" svg:x2="11.668cm" svg:y2="17.129cm" draw:start-shape="id6" draw:start-glue-point="1" draw:end-shape="id7" draw:end-glue-point="3" svg:d="M5699 17129h5969" svg:viewBox="0 0 5970 1">
          <text:p/>
        </draw:connector>
        <draw:connector draw:style-name="gr3" draw:text-style-name="P4" draw:layer="layout" draw:type="curve" svg:x1="11.668cm" svg:y1="11.795cm" svg:x2="13.128cm" svg:y2="16.24cm" draw:start-shape="id4" draw:start-glue-point="1" draw:end-shape="id7" draw:end-glue-point="0" svg:d="M11668 11795c974 0 1460 1481 1460 4445" svg:viewBox="0 0 1461 4446">
          <text:p/>
        </draw:connector>
        <draw:custom-shape draw:style-name="gr4" draw:text-style-name="P5" xml:id="id8" draw:id="id8" draw:layer="layout" svg:width="2.921cm" svg:height="1.778cm" svg:x="16.748cm" svg:y="16.24cm">
          <text:p text:style-name="P1"><text:span text:style-name="T1">Reconstructed</text:span></text:p>
          <text:p text:style-name="P1"><text:span text:style-name="T1">COMANCHE 45</text:span></text:p>
          <text:p text:style-name="P1"><text:span text:style-name="T1">(Apollo 10 CM</text:span></text:p>
          <text:p text:style-name="P1"><text:span text:style-name="T1">middle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921cm" svg:height="1.778cm" svg:x="21.955cm" svg:y="16.24cm">
          <text:p text:style-name="P1"><text:span text:style-name="T1">Reconstructed</text:span></text:p>
          <text:p text:style-name="P1"><text:span text:style-name="T1">COMANCHE 45/2</text:span></text:p>
          <text:p text:style-name="P1"><text:span text:style-name="T1">(Apollo 10 CM</text:span></text:p>
          <text:p text:style-name="P1"><text:span text:style-name="T1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4.589cm" svg:y1="17.129cm" svg:x2="16.748cm" svg:y2="17.129cm" draw:start-shape="id7" draw:start-glue-point="1" draw:end-shape="id8" draw:end-glue-point="3" svg:d="M14589 17129h2159" svg:viewBox="0 0 2160 1">
          <text:p/>
        </draw:connector>
        <draw:connector draw:style-name="gr3" draw:text-style-name="P4" draw:layer="layout" draw:type="curve" svg:x1="19.669cm" svg:y1="17.129cm" svg:x2="21.955cm" svg:y2="17.129cm" draw:start-shape="id8" draw:start-glue-point="1" draw:end-shape="id9" draw:end-glue-point="3" svg:d="M19669 17129h2286" svg:viewBox="0 0 2287 1">
          <text:p/>
        </draw:connector>
        <draw:connector draw:style-name="gr3" draw:text-style-name="P4" draw:layer="layout" draw:type="curve" svg:x1="11.668cm" svg:y1="11.795cm" svg:x2="18.208cm" svg:y2="16.24cm" draw:start-shape="id4" draw:start-glue-point="1" draw:end-shape="id8" draw:end-glue-point="0" svg:d="M11668 11795c4360 0 6540 1481 6540 4445" svg:viewBox="0 0 6541 4446">
          <text:p/>
        </draw:connector>
        <draw:connector draw:style-name="gr3" draw:text-style-name="P4" draw:layer="layout" draw:type="curve" svg:x1="11.668cm" svg:y1="11.795cm" svg:x2="23.415cm" svg:y2="16.24cm" draw:start-shape="id4" draw:start-glue-point="1" draw:end-shape="id9" draw:end-glue-point="0" svg:d="M11668 11795c7832 0 11747 1481 11747 4445" svg:viewBox="0 0 11748 4446">
          <text:p/>
        </draw:connector>
        <draw:frame draw:style-name="gr5" draw:text-style-name="P6" draw:layer="layout" svg:width="25.022cm" svg:height="0.962cm" svg:x="1.378cm" svg:y="3.213cm">
          <draw:text-box>
            <text:p><text:span text:style-name="T2">Reconstructing</text:span> Missing Apollo 10 Final Software Release from Other <text:span text:style-name="T3">Existing</text:span> Software </text:p>
          </draw:text-box>
        </draw:frame>
        <draw:connector draw:style-name="gr3" draw:text-style-name="P4" draw:layer="layout" draw:type="curve" svg:x1="11.668cm" svg:y1="8.112cm" svg:x2="23.415cm" svg:y2="16.24cm" draw:start-shape="id2" draw:start-glue-point="1" draw:end-shape="id9" draw:end-glue-point="0" svg:d="M11668 8112c7832 0 11747 2709 11747 8128" svg:viewBox="0 0 11748 81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3T14:16:47.386091030</meta:creation-date>
    <dc:date>2020-12-13T15:08:03.467469893</dc:date>
    <meta:editing-duration>PT11M8S</meta:editing-duration>
    <meta:editing-cycles>2</meta:editing-cycles>
    <meta:generator>LibreOffice/5.0.3.2$Linux_X86_64 LibreOffice_project/00m0$Build-2</meta:generator>
    <meta:document-statistic meta:object-count="22"/>
  </office:meta>
</office:document-meta>
</file>